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473cm" table:align="right"/>
    </style:style>
    <style:style style:name="Tableau1.A" style:family="table-column">
      <style:table-column-properties style:column-width="6.509cm"/>
    </style:style>
    <style:style style:name="Tableau1.B" style:family="table-column">
      <style:table-column-properties style:column-width="10.964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4" style:family="table-row">
      <style:table-row-properties style:min-row-height="1.111cm"/>
    </style:style>
    <style:style style:name="P1" style:family="paragraph" style:parent-style-name="Footer">
      <style:paragraph-properties fo:text-align="center" style:justify-single-word="false"/>
      <style:text-properties style:font-name="Calibri" officeooo:rsid="001a56cc" officeooo:paragraph-rsid="001a56cc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font-weight="bold" officeooo:paragraph-rsid="002b67a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1e5765" officeooo:paragraph-rsid="001e5765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20pt" fo:font-weight="bold" officeooo:rsid="001e5765" officeooo:paragraph-rsid="001e5765" style:font-size-asian="20pt" style:font-weight-asian="bold" style:font-size-complex="20pt" style:font-weight-complex="bold"/>
    </style:style>
    <style:style style:name="P10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ffffff" style:font-name="Calibri" fo:font-size="16pt" fo:font-weight="bold" officeooo:rsid="001e3ef7" officeooo:paragraph-rsid="001e3ef7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3ef7" officeooo:paragraph-rsid="001e3ef7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fo:font-weight="bold" officeooo:paragraph-rsid="001e5765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5765" officeooo:paragraph-rsid="001e576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1773f" officeooo:paragraph-rsid="0021773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paragraph-rsid="001e3ef7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1e3ef7" officeooo:paragraph-rsid="001e3ef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1e5765" officeooo:paragraph-rsid="001e576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officeooo:paragraph-rsid="002b67a7" style:font-size-asian="12pt" style:font-size-complex="12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3ef7" officeooo:paragraph-rsid="001e3ef7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1773f" officeooo:paragraph-rsid="0021773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ef7" style:font-weight-asian="bold" style:font-weight-complex="bold"/>
    </style:style>
    <style:style style:name="T3" style:family="text">
      <style:text-properties fo:font-weight="bold" officeooo:rsid="001e5765" style:font-weight-asian="bold" style:font-weight-complex="bold"/>
    </style:style>
    <style:style style:name="T4" style:family="text">
      <style:text-properties officeooo:rsid="001e5765"/>
    </style:style>
    <style:style style:name="T5" style:family="text">
      <style:text-properties officeooo:rsid="0025bd83"/>
    </style:style>
    <style:style style:name="T6" style:family="text">
      <style:text-properties officeooo:rsid="002b67a7"/>
    </style:style>
    <style:style style:name="T7" style:family="text">
      <style:text-properties officeooo:rsid="002ca0a1"/>
    </style:style>
    <style:style style:name="T8" style:family="text">
      <style:text-properties officeooo:rsid="0034b4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UT de Lannion<text:tab/><text:tab/><text:tab/><text:tab/><text:tab/><text:tab/><text:tab/> <text:s text:c="20"/></text:p>
      <text:p text:style-name="P2"><text:span text:style-name="T6">B</text:span>UT Informatique</text:p>
      <text:p text:style-name="P3"/>
      <text:p text:style-name="P3"/>
      <text:p text:style-name="P9"><text:span text:style-name="T8">PRÉSENTATION DE </text:span>L’ORGANISATION <text:span text:style-name="T8">CHOISIE</text:span></text:p>
      <text:p text:style-name="P5"/>
      <text:p text:style-name="P5"/>
      <text:p text:style-name="P6">Vous <text:span text:style-name="T7">remplirez ce tableau pour vous renseigner sur l’organisation que vous avez choisie.</text:span></text:p>
      <text:p text:style-name="P22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Critères</text:p>
          </table:table-cell>
          <table:table-cell table:style-name="Tableau1.B1" office:value-type="string">
            <text:p text:style-name="P10">Présentation de l’organisation</text:p>
          </table:table-cell>
        </table:table-row>
        <table:table-row>
          <table:table-cell table:style-name="Tableau1.A2" office:value-type="string">
            <text:p text:style-name="P11">Dénomination sociale</text:p>
            <text:p text:style-name="P11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Siège social</text:p>
            <text:p text:style-name="P11"><text:s/><text:span text:style-name="T7">et numéro de téléphone</text:span></text:p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1"><text:span text:style-name="T4">D</text:span>irigeant.e</text:p>
            <text:p text:style-name="P20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4">Forme </text:p>
            <text:p text:style-name="P1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4">Finalité </text:p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<text:span text:style-name="T1">Type d'organisation</text:span> </text:p>
            <text:p text:style-name="P17"/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<text:span text:style-name="T1">Statut juridique</text:span> </text:p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3">Activité principale </text:p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3">Secteur d'activité</text:p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3">Taille (critères quantitatifs)</text:p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<text:span text:style-name="T2">C</text:span><text:span text:style-name="T1">hamp d'action  </text:span><text:span text:style-name="T3">(marché et clients)</text:span></text:p>
            <text:p text:style-name="P17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5">Prix ou distinctions obtenus par l’organisation</text:p>
            <text:p text:style-name="P21"/>
          </table:table-cell>
          <table:table-cell table:style-name="Tableau1.B2" office:value-type="string">
            <text:p text:style-name="P19"/>
          </table:table-cell>
        </table:table-row>
        <table:table-row table:style-name="Tableau1.14">
          <table:table-cell table:style-name="Tableau1.A2" office:value-type="string">
            <text:p text:style-name="P11">On en parle dans les médias (liens URL des articles)</text:p>
            <text:p text:style-name="P11"/>
            <text:p text:style-name="P11"/>
            <text:p text:style-name="P11"/>
          </table:table-cell>
          <table:table-cell table:style-name="Tableau1.B2" office:value-type="string">
            <text:p text:style-name="P19"/>
          </table:table-cell>
        </table:table-row>
        <text:soft-page-break/>
        <table:table-row table:style-name="Tableau1.14">
          <table:table-cell table:style-name="Tableau1.A2" office:value-type="string">
            <text:p text:style-name="P16">Culture d’entreprise / Valeurs</text:p>
            <text:p text:style-name="P16"/>
            <text:p text:style-name="P16"/>
          </table:table-cell>
          <table:table-cell table:style-name="Tableau1.B2" office:value-type="string">
            <text:p text:style-name="P19"/>
          </table:table-cell>
        </table:table-row>
        <table:table-row table:style-name="Tableau1.14">
          <table:table-cell table:style-name="Tableau1.A2" office:value-type="string">
            <text:p text:style-name="P16">Mots-clé<text:span text:style-name="T5">s</text:span> utilisés dans la communication de l’organisation/entreprise</text:p>
            <text:p text:style-name="P16"/>
            <text:p text:style-name="P16"/>
          </table:table-cell>
          <table:table-cell table:style-name="Tableau1.B2" office:value-type="string">
            <text:p text:style-name="P19"/>
          </table:table-cell>
        </table:table-row>
      </table:table>
      <text:p text:style-name="P4"/>
      <text:p text:style-name="P4"/>
      <text:p text:style-name="P8">La liste n’est pas exhaustive, vous pouvez ajouter des critères et informations qui permettent d’en savoir plus sur l’organisation <text:span text:style-name="T8">que vous avez choisie.</text:span></text:p>
      <text:p text:style-name="P8"/>
      <text:p text:style-name="P8"/>
      <text:p text:style-name="P8">A vous de personnaliser ce tableau 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officeooo:rsid="001a56cc" officeooo:paragraph-rsid="001a56c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8:30:32.63</meta:creation-date>
    <dc:date>2022-04-07T17:13:11.037000000</dc:date>
    <meta:editing-duration>PT1H45M40S</meta:editing-duration>
    <meta:editing-cycles>34</meta:editing-cycles>
    <meta:generator>LibreOffice/6.1.2.1$Windows_X86_64 LibreOffice_project/65905a128db06ba48db947242809d14d3f9a93fe</meta:generator>
    <meta:document-statistic meta:table-count="1" meta:image-count="0" meta:object-count="0" meta:page-count="2" meta:paragraph-count="25" meta:word-count="114" meta:character-count="843" meta:non-whitespace-character-count="718"/>
  </office:meta>
</office:document-meta>
</file>